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32e" officeooo:paragraph-rsid="0004c32e"/>
    </style:style>
    <style:style style:name="P2" style:family="paragraph" style:parent-style-name="Standard">
      <style:text-properties officeooo:rsid="0004c32e" officeooo:paragraph-rsid="0004c32e"/>
    </style:style>
    <style:style style:name="P3" style:family="paragraph" style:parent-style-name="Standard">
      <style:text-properties officeooo:rsid="0009f8c5" officeooo:paragraph-rsid="0009f8c5"/>
    </style:style>
    <style:style style:name="P4" style:family="paragraph" style:parent-style-name="Standard">
      <style:text-properties officeooo:rsid="000add5d" officeooo:paragraph-rsid="000add5d"/>
    </style:style>
    <style:style style:name="T1" style:family="text">
      <style:text-properties officeooo:rsid="0008b3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grames</text:p>
      <text:p text:style-name="P1">J'ai eu des problèmes avec la taille du fichier de dictionnaire. <text:span text:style-name="T1">En effet, il était beaucoup trop gros. J'ai donc testé avec un tout petit fichier et cela marche !</text:span></text:p>
      <text:p text:style-name="P1"/>
      <text:p text:style-name="P3">Post</text:p>
      <text:p text:style-name="P4">Ca marche !</text:p>
      <text:p text:style-name="P4">Et j'ai compris comment que le combiner pouvait nous embêter un pe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hallier Nicolas</meta:initial-creator>
    <meta:creation-date>2015-04-01T16:23:12.976659868</meta:creation-date>
    <dc:date>2015-04-01T17:49:04.210051058</dc:date>
    <dc:creator>Echallier Nicolas</dc:creator>
    <meta:editing-duration>PT48M40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5" meta:word-count="47" meta:character-count="256" meta:non-whitespace-character-count="214"/>
  </office:meta>
</office:document-meta>
</file>